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c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66ff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66ff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66ff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99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99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1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2">La gallerie d'album:</text:p>
      <text:p text:style-name="P9">Contient toutes les albums.</text:p>
      <text:p text:style-name="P9"/>
      <text:p text:style-name="P12">La gallerie photo:</text:p>
      <text:p text:style-name="P9">Contient toutes les photos de l'albums sélectionné.</text:p>
      <text:p text:style-name="P4">Un dossier admin.</text:p>
      <text:p text:style-name="P4"/>
      <text:p text:style-name="P12">La page à propos:</text:p>
      <text:p text:style-name="P9">Présentation du photographe.</text:p>
      <text:p text:style-name="P9"/>
      <text:p text:style-name="P17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3">BACK OFFICE :</text:p>
      <text:p text:style-name="P13"/>
      <text:p text:style-name="P10">Page d'acceuil:</text:p>
      <text:p text:style-name="P10">Connection.</text:p>
      <text:p text:style-name="P10"/>
      <text:p text:style-name="P10">Une fois connecté :</text:p>
      <text:p text:style-name="P10">Auto direction vers la page proposant différente option:</text:p>
      <text:p text:style-name="P10"/>
      <text:p text:style-name="P10">Créer/modifier/supprimer une catégrie.</text:p>
      <text:p text:style-name="P10"/>
      <text:p text:style-name="P10">Créer/modifer/supprimer un album.</text:p>
      <text:p text:style-name="P10"/>
      <text:p text:style-name="P10">Cliquer sur album mène une page pour:</text:p>
      <text:p text:style-name="P10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PATCH :</text:p>
      <text:p text:style-name="P14"/>
      <text:p text:style-name="P18">NEW FEATURE:</text:p>
      <text:p text:style-name="P15"/>
      <text:p text:style-name="P16">Faire URL propre.</text:p>
      <text:p text:style-name="P16"/>
      <text:p text:style-name="P16">Créer la gallerie de visionnage lors de clic sur l'image.</text:p>
      <text:p text:style-name="P16"/>
      <text:p text:style-name="P20">TEST EN LIGNE:</text:p>
      <text:p text:style-name="P20"/>
      <text:p text:style-name="P21">Le poids des images en php.</text:p>
      <text:p text:style-name="P21"/>
      <text:p text:style-name="P21">Tester les temps de charg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3M16S</meta:editing-duration>
    <meta:editing-cycles>12</meta:editing-cycles>
    <meta:generator>OpenOffice/4.1.7$Win32 OpenOffice.org_project/417m1$Build-9800</meta:generator>
    <dc:date>2022-10-19T20:41:08.46</dc:date>
    <dc:creator>Yoan Sabatier</dc:creator>
    <meta:document-statistic meta:table-count="0" meta:image-count="0" meta:object-count="0" meta:page-count="3" meta:paragraph-count="50" meta:word-count="227" meta:character-count="1449"/>
    <meta:user-defined meta:name="Info 1"/>
    <meta:user-defined meta:name="Info 2"/>
    <meta:user-defined meta:name="Info 3"/>
    <meta:user-defined meta:name="Info 4"/>
  </office:meta>
</office:document-meta>
</file>